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X without accumulating more than X Dark Points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Defeat Ansem on Floor B1 without ever having upgraded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X without using any enemy cards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3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21:19:16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21T01:15:41.025000000</dc:date>
    <meta:editing-duration>P2DT5H42M53S</meta:editing-duration>
    <meta:editing-cycles>222</meta:editing-cycles>
    <meta:document-statistic meta:table-count="2" meta:cell-count="4660" meta:object-count="0"/>
  </office:meta>
</office:document-meta>
</file>